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9d0ae"/>
    </style:style>
    <style:style style:name="P2" style:family="paragraph" style:parent-style-name="Standard">
      <style:text-properties officeooo:paragraph-rsid="000f0efa"/>
    </style:style>
    <style:style style:name="P3" style:family="paragraph" style:parent-style-name="Standard">
      <style:text-properties officeooo:rsid="0011ad4c" officeooo:paragraph-rsid="0011ad4c"/>
    </style:style>
    <style:style style:name="T1" style:family="text">
      <style:text-properties officeooo:rsid="0009d0ae"/>
    </style:style>
    <style:style style:name="T2" style:family="text">
      <style:text-properties officeooo:rsid="000d9b10"/>
    </style:style>
    <style:style style:name="T3" style:family="text">
      <style:text-properties officeooo:rsid="001328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</text:p>
      <text:p text:style-name="P2"><text:span text:style-name="T1">cat /home/jack/.gitconfig  <text:s text:c="2"/>查看配置</text:span></text:p>
      <text:p text:style-name="P1"/>
      <text:p text:style-name="P1">在没有保存版本的时候，可以通过 <text:span text:style-name="T2">git diff 查看现在作了哪些修改。</text:span></text:p>
      <text:p text:style-name="P1"/>
      <text:p text:style-name="P3"><text:span text:style-name="T3">g</text:span>it throw</text:p>
      <text:p text:style-name="P3">git throw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20:45:08.371203716</meta:creation-date>
    <meta:generator>LibreOffice/4.2.7.2$Linux_x86 LibreOffice_project/420m0$Build-2</meta:generator>
    <dc:date>2014-11-20T21:01:04.083237189</dc:date>
    <meta:editing-duration>PT13M21S</meta:editing-duration>
    <meta:editing-cycles>9</meta:editing-cycles>
    <meta:document-statistic meta:table-count="0" meta:image-count="0" meta:object-count="0" meta:page-count="1" meta:paragraph-count="5" meta:word-count="38" meta:character-count="91" meta:non-whitespace-character-count="78"/>
  </office:meta>
</office:document-meta>
</file>